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paragraph-rsid="004073b0"/>
    </style:style>
    <style:style style:name="P7" style:family="paragraph" style:parent-style-name="Heading_20_2">
      <style:text-properties officeooo:paragraph-rsid="00418470"/>
    </style:style>
    <style:style style:name="P8" style:family="paragraph" style:parent-style-name="Heading_20_2">
      <style:text-properties officeooo:rsid="0066ef07" officeooo:paragraph-rsid="0066ef07"/>
    </style:style>
    <style:style style:name="P9" style:family="paragraph" style:parent-style-name="Standard">
      <style:text-properties officeooo:rsid="0014622e" officeooo:paragraph-rsid="0014622e"/>
    </style:style>
    <style:style style:name="P10" style:family="paragraph" style:parent-style-name="Standard" style:list-style-name="L1">
      <style:text-properties officeooo:rsid="0014622e" officeooo:paragraph-rsid="0014622e"/>
    </style:style>
    <style:style style:name="P11" style:family="paragraph" style:parent-style-name="Standard" style:list-style-name="L2">
      <style:text-properties officeooo:rsid="0014622e" officeooo:paragraph-rsid="0014622e"/>
    </style:style>
    <style:style style:name="P12" style:family="paragraph" style:parent-style-name="Standard" style:list-style-name="L4">
      <style:text-properties officeooo:rsid="0014622e" officeooo:paragraph-rsid="0014622e"/>
    </style:style>
    <style:style style:name="P13" style:family="paragraph" style:parent-style-name="Standard" style:list-style-name="L5">
      <style:text-properties officeooo:rsid="0014622e" officeooo:paragraph-rsid="0014622e"/>
    </style:style>
    <style:style style:name="P14" style:family="paragraph" style:parent-style-name="Standard" style:list-style-name="L6">
      <style:text-properties officeooo:rsid="0014622e" officeooo:paragraph-rsid="0014622e"/>
    </style:style>
    <style:style style:name="P15" style:family="paragraph" style:parent-style-name="Standard" style:list-style-name="L7">
      <style:text-properties officeooo:rsid="0014622e" officeooo:paragraph-rsid="0014622e"/>
    </style:style>
    <style:style style:name="P16" style:family="paragraph" style:parent-style-name="Standard" style:list-style-name="L8">
      <style:text-properties officeooo:rsid="0014622e" officeooo:paragraph-rsid="00151e17"/>
    </style:style>
    <style:style style:name="P17" style:family="paragraph" style:parent-style-name="Standard">
      <style:text-properties officeooo:rsid="00151e17" officeooo:paragraph-rsid="00151e17"/>
    </style:style>
    <style:style style:name="P18" style:family="paragraph" style:parent-style-name="Standard" style:list-style-name="L3">
      <style:text-properties officeooo:rsid="00151e17" officeooo:paragraph-rsid="00151e17"/>
    </style:style>
    <style:style style:name="P19" style:family="paragraph" style:parent-style-name="Standard" style:list-style-name="L4">
      <style:text-properties officeooo:rsid="00151e17" officeooo:paragraph-rsid="00151e17"/>
    </style:style>
    <style:style style:name="P20" style:family="paragraph" style:parent-style-name="Standard" style:list-style-name="L8">
      <style:text-properties officeooo:rsid="00151e17" officeooo:paragraph-rsid="00151e17"/>
    </style:style>
    <style:style style:name="P21" style:family="paragraph" style:parent-style-name="Standard">
      <style:text-properties style:text-underline-style="solid" style:text-underline-width="auto" style:text-underline-color="font-color" officeooo:rsid="0019e1d6" officeooo:paragraph-rsid="0019e1d6"/>
    </style:style>
    <style:style style:name="P22" style:family="paragraph" style:parent-style-name="Standard">
      <style:text-properties officeooo:rsid="00168b6a" officeooo:paragraph-rsid="00168b6a"/>
    </style:style>
    <style:style style:name="P23" style:family="paragraph" style:parent-style-name="Standard" style:list-style-name="L7">
      <style:text-properties officeooo:rsid="00168b6a" officeooo:paragraph-rsid="00168b6a"/>
    </style:style>
    <style:style style:name="P24" style:family="paragraph" style:parent-style-name="Standard">
      <style:text-properties officeooo:rsid="00169519" officeooo:paragraph-rsid="00169519"/>
    </style:style>
    <style:style style:name="P25" style:family="paragraph" style:parent-style-name="Standard" style:list-style-name="L9">
      <style:text-properties officeooo:rsid="00169519" officeooo:paragraph-rsid="00169519"/>
    </style:style>
    <style:style style:name="P26" style:family="paragraph" style:parent-style-name="Standard">
      <style:text-properties officeooo:rsid="0016e8ef" officeooo:paragraph-rsid="0016e8ef"/>
    </style:style>
    <style:style style:name="P27" style:family="paragraph" style:parent-style-name="Standard">
      <style:text-properties officeooo:rsid="0016e8ef" officeooo:paragraph-rsid="00179b01"/>
    </style:style>
    <style:style style:name="P28" style:family="paragraph" style:parent-style-name="Standard">
      <style:text-properties officeooo:rsid="0016e8ef" officeooo:paragraph-rsid="004073b0"/>
    </style:style>
    <style:style style:name="P29" style:family="paragraph" style:parent-style-name="Standard">
      <style:text-properties officeooo:rsid="00179b01" officeooo:paragraph-rsid="00179b01"/>
    </style:style>
    <style:style style:name="P30" style:family="paragraph" style:parent-style-name="Standard" style:list-style-name="L11">
      <style:text-properties officeooo:rsid="00179b01" officeooo:paragraph-rsid="00179b01"/>
    </style:style>
    <style:style style:name="P31" style:family="paragraph" style:parent-style-name="Standard">
      <style:text-properties officeooo:rsid="0017ba5a" officeooo:paragraph-rsid="0017ba5a"/>
    </style:style>
    <style:style style:name="P32" style:family="paragraph" style:parent-style-name="Standard">
      <style:text-properties officeooo:rsid="00188cd6" officeooo:paragraph-rsid="00188cd6"/>
    </style:style>
    <style:style style:name="P33" style:family="paragraph" style:parent-style-name="Standard" style:list-style-name="L12">
      <style:text-properties officeooo:rsid="00188cd6" officeooo:paragraph-rsid="00188cd6"/>
    </style:style>
    <style:style style:name="P34" style:family="paragraph" style:parent-style-name="Standard">
      <style:text-properties officeooo:rsid="0019e1d6" officeooo:paragraph-rsid="0019e1d6"/>
    </style:style>
    <style:style style:name="P35" style:family="paragraph" style:parent-style-name="Standard" style:list-style-name="L13">
      <style:text-properties officeooo:rsid="0019e1d6" officeooo:paragraph-rsid="0019e1d6"/>
    </style:style>
    <style:style style:name="P36" style:family="paragraph" style:parent-style-name="Standard">
      <style:text-properties officeooo:rsid="004073b0" officeooo:paragraph-rsid="004073b0"/>
    </style:style>
    <style:style style:name="P37" style:family="paragraph" style:parent-style-name="Standard" style:list-style-name="L14">
      <style:text-properties officeooo:paragraph-rsid="004073b0"/>
    </style:style>
    <style:style style:name="P38" style:family="paragraph" style:parent-style-name="Standard">
      <style:text-properties officeooo:rsid="00420fbe" officeooo:paragraph-rsid="00420fbe"/>
    </style:style>
    <style:style style:name="P39" style:family="paragraph" style:parent-style-name="Standard">
      <style:text-properties officeooo:rsid="00643e3e" officeooo:paragraph-rsid="00643e3e"/>
    </style:style>
    <style:style style:name="P40" style:family="paragraph" style:parent-style-name="Standard" style:list-style-name="L11">
      <style:text-properties officeooo:rsid="00643e3e" officeooo:paragraph-rsid="00643e3e"/>
    </style:style>
    <style:style style:name="P41" style:family="paragraph" style:parent-style-name="Standard">
      <style:text-properties officeooo:rsid="006cd128" officeooo:paragraph-rsid="006cd128"/>
    </style:style>
    <style:style style:name="P42" style:family="paragraph" style:parent-style-name="Text_20_body">
      <style:text-properties officeooo:rsid="00418470" officeooo:paragraph-rsid="00418470"/>
    </style:style>
    <style:style style:name="P43" style:family="paragraph" style:parent-style-name="Text_20_body">
      <style:text-properties officeooo:rsid="00643e3e" officeooo:paragraph-rsid="00643e3e"/>
    </style:style>
    <style:style style:name="T1" style:family="text">
      <style:text-properties officeooo:rsid="00151e17"/>
    </style:style>
    <style:style style:name="T2" style:family="text">
      <style:text-properties style:text-underline-style="solid" style:text-underline-width="auto" style:text-underline-color="font-color" officeooo:rsid="00151e17"/>
    </style:style>
    <style:style style:name="T3" style:family="text">
      <style:text-properties officeooo:rsid="00169519"/>
    </style:style>
    <style:style style:name="T4" style:family="text">
      <style:text-properties officeooo:rsid="0016e8ef"/>
    </style:style>
    <style:style style:name="T5" style:family="text">
      <style:text-properties officeooo:rsid="00179b01"/>
    </style:style>
    <style:style style:name="T6" style:family="text">
      <style:text-properties officeooo:rsid="00188cd6"/>
    </style:style>
    <style:style style:name="T7" style:family="text">
      <style:text-properties officeooo:rsid="0019e1d6"/>
    </style:style>
    <style:style style:name="T8" style:family="text">
      <style:text-properties officeooo:rsid="001c0d33"/>
    </style:style>
    <style:style style:name="T9" style:family="text">
      <style:text-properties officeooo:rsid="001dd547"/>
    </style:style>
    <style:style style:name="T10" style:family="text">
      <style:text-properties officeooo:rsid="004073b0"/>
    </style:style>
    <style:style style:name="T11" style:family="text">
      <style:text-properties officeooo:rsid="00418470"/>
    </style:style>
    <style:style style:name="T12" style:family="text">
      <style:text-properties officeooo:rsid="00420fbe"/>
    </style:style>
    <style:style style:name="T13" style:family="text">
      <style:text-properties officeooo:rsid="0066ef07"/>
    </style:style>
    <style:style style:name="T14" style:family="text">
      <style:text-properties officeooo:rsid="0068db76"/>
    </style:style>
    <style:style style:name="T15" style:family="text">
      <style:text-properties officeooo:rsid="00698d9f"/>
    </style:style>
    <style:style style:name="T16" style:family="text">
      <style:text-properties officeooo:rsid="006b6a42"/>
    </style:style>
    <style:style style:name="T17" style:family="text">
      <style:text-properties officeooo:rsid="006d81b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 intervention</text:p>
      <text:p text:style-name="P9"/>
      <text:p text:style-name="P21">Pré-requis d’installation :</text:p>
      <text:list xml:id="list664241180" text:style-name="L13">
        <text:list-item>
          <text:p text:style-name="P35">JDK 11</text:p>
        </text:list-item>
        <text:list-item>
          <text:p text:style-name="P35">IDE</text:p>
        </text:list-item>
        <text:list-item>
          <text:p text:style-name="P35">Git</text:p>
        </text:list-item>
        <text:list-item>
          <text:p text:style-name="P35">Docker <text:span text:style-name="T8">et docker-compo</text:span><text:span text:style-name="T16">se</text:span></text:p>
        </text:list-item>
      </text:list>
      <text:p text:style-name="P34"/>
      <text:p text:style-name="P41">Tous les supports (Présentations, Énoncés d’ateliers , et solutions ) seront fournis sous forme de dépôt github.</text:p>
      <text:list xml:id="list94842622741581" text:continue-numbering="true" text:style-name="L13">
        <text:list-header>
          <text:p text:style-name="P35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273_1115560840" text:style-name="Index_20_Link" text:visited-style-name="Index_20_Link">Jour 1 (présentiel) : Etat des lieux<text:tab/>2</text:a></text:p>
          <text:p text:style-name="P2"><text:a xlink:type="simple" xlink:href="#__RefHeading___Toc9226_1115560840" text:style-name="Index_20_Link" text:visited-style-name="Index_20_Link">Environnement de développement<text:tab/>2</text:a></text:p>
          <text:p text:style-name="P2"><text:a xlink:type="simple" xlink:href="#__RefHeading___Toc9228_1115560840" text:style-name="Index_20_Link" text:visited-style-name="Index_20_Link">Gestion des sources<text:tab/>2</text:a></text:p>
          <text:p text:style-name="P2"><text:a xlink:type="simple" xlink:href="#__RefHeading___Toc9230_1115560840" text:style-name="Index_20_Link" text:visited-style-name="Index_20_Link">Pilotage projet<text:tab/>2</text:a></text:p>
          <text:p text:style-name="P2"><text:a xlink:type="simple" xlink:href="#__RefHeading___Toc9232_1115560840" text:style-name="Index_20_Link" text:visited-style-name="Index_20_Link">Qualité :<text:tab/>2</text:a></text:p>
          <text:p text:style-name="P2"><text:a xlink:type="simple" xlink:href="#__RefHeading___Toc9234_1115560840" text:style-name="Index_20_Link" text:visited-style-name="Index_20_Link">Releasing<text:tab/>2</text:a></text:p>
          <text:p text:style-name="P2"><text:a xlink:type="simple" xlink:href="#__RefHeading___Toc9236_1115560840" text:style-name="Index_20_Link" text:visited-style-name="Index_20_Link">Tests d’intégration<text:tab/>2</text:a></text:p>
          <text:p text:style-name="P2"><text:a xlink:type="simple" xlink:href="#__RefHeading___Toc9238_1115560840" text:style-name="Index_20_Link" text:visited-style-name="Index_20_Link">Déploiement<text:tab/>2</text:a></text:p>
          <text:p text:style-name="P2"><text:a xlink:type="simple" xlink:href="#__RefHeading___Toc9240_1115560840" text:style-name="Index_20_Link" text:visited-style-name="Index_20_Link">Surveillance et observabilité<text:tab/>2</text:a></text:p>
          <text:p text:style-name="P2"><text:a xlink:type="simple" xlink:href="#__RefHeading___Toc275_1115560840" text:style-name="Index_20_Link" text:visited-style-name="Index_20_Link">Synthèse<text:tab/>3</text:a></text:p>
          <text:p text:style-name="P1"><text:a xlink:type="simple" xlink:href="#__RefHeading___Toc277_1115560840" text:style-name="Index_20_Link" text:visited-style-name="Index_20_Link">Jour 2,3,4 (présentiel) : Architecture micro-services<text:tab/>3</text:a></text:p>
          <text:p text:style-name="P2"><text:a xlink:type="simple" xlink:href="#__RefHeading___Toc281_1115560840" text:style-name="Index_20_Link" text:visited-style-name="Index_20_Link">Exemple micro-service SpringBoot3<text:tab/>3</text:a></text:p>
          <text:p text:style-name="P2"><text:a xlink:type="simple" xlink:href="#__RefHeading___Toc283_11155608401" text:style-name="Index_20_Link" text:visited-style-name="Index_20_Link">Design patterns pour les micro-services<text:tab/>3</text:a></text:p>
          <text:p text:style-name="P3"><text:a xlink:type="simple" xlink:href="#__RefHeading___Toc279_1115560840" text:style-name="Index_20_Link" text:visited-style-name="Index_20_Link">Introduction au architecture micro-services<text:tab/>3</text:a></text:p>
          <text:p text:style-name="P3"><text:a xlink:type="simple" xlink:href="#__RefHeading___Toc8924_1115560840" text:style-name="Index_20_Link" text:visited-style-name="Index_20_Link">Stratégies de décomposition<text:tab/>3</text:a></text:p>
          <text:p text:style-name="P3"><text:a xlink:type="simple" xlink:href="#__RefHeading___Toc8926_1115560840" text:style-name="Index_20_Link" text:visited-style-name="Index_20_Link">Configuration externalisée et centralisée<text:tab/>3</text:a></text:p>
          <text:p text:style-name="P3"><text:a xlink:type="simple" xlink:href="#__RefHeading___Toc8928_1115560840" text:style-name="Index_20_Link" text:visited-style-name="Index_20_Link">Interactions entre services<text:tab/>3</text:a></text:p>
          <text:p text:style-name="P3"><text:a xlink:type="simple" xlink:href="#__RefHeading___Toc8930_1115560840" text:style-name="Index_20_Link" text:visited-style-name="Index_20_Link">Cohérence des données et transactions<text:tab/>4</text:a></text:p>
          <text:p text:style-name="P3"><text:a xlink:type="simple" xlink:href="#__RefHeading___Toc8932_1115560840" text:style-name="Index_20_Link" text:visited-style-name="Index_20_Link">Logique métier<text:tab/>4</text:a></text:p>
          <text:p text:style-name="P3"><text:a xlink:type="simple" xlink:href="#__RefHeading___Toc8934_1115560840" text:style-name="Index_20_Link" text:visited-style-name="Index_20_Link">Requêtage<text:tab/>4</text:a></text:p>
          <text:p text:style-name="P3"><text:a xlink:type="simple" xlink:href="#__RefHeading___Toc8936_1115560840" text:style-name="Index_20_Link" text:visited-style-name="Index_20_Link">API Externe<text:tab/>4</text:a></text:p>
          <text:p text:style-name="P3"><text:a xlink:type="simple" xlink:href="#__RefHeading___Toc8938_1115560840" text:style-name="Index_20_Link" text:visited-style-name="Index_20_Link">Sécurité<text:tab/>4</text:a></text:p>
          <text:p text:style-name="P3"><text:a xlink:type="simple" xlink:href="#__RefHeading___Toc8940_1115560840" text:style-name="Index_20_Link" text:visited-style-name="Index_20_Link">Observabilité<text:tab/>4</text:a></text:p>
          <text:p text:style-name="P1"><text:a xlink:type="simple" xlink:href="#__RefHeading___Toc285_1115560840" text:style-name="Index_20_Link" text:visited-style-name="Index_20_Link">Jour 5 (présentiel)<text:tab/>4</text:a></text:p>
          <text:p text:style-name="P2"><text:a xlink:type="simple" xlink:href="#__RefHeading___Toc9242_1115560840" text:style-name="Index_20_Link" text:visited-style-name="Index_20_Link">Identification du POC BCEAO<text:tab/>4</text:a></text:p>
          <text:p text:style-name="P2"><text:a xlink:type="simple" xlink:href="#__RefHeading___Toc9278_1115560840" text:style-name="Index_20_Link" text:visited-style-name="Index_20_Link">Définition de l’architecture et APIs<text:tab/>4</text:a></text:p>
          <text:p text:style-name="P2"><text:a xlink:type="simple" xlink:href="#__RefHeading___Toc9248_1115560840" text:style-name="Index_20_Link" text:visited-style-name="Index_20_Link">Répartition des groupes projet<text:tab/>4</text:a></text:p>
          <text:p text:style-name="P1"><text:a xlink:type="simple" xlink:href="#__RefHeading___Toc287_1115560840" text:style-name="Index_20_Link" text:visited-style-name="Index_20_Link">Jour 6 et 7 et 8 à 11: POC<text:tab/>4</text:a></text:p>
        </text:index-body>
      </text:table-of-content>
      <text:h text:style-name="P4" text:outline-level="1"/>
      <text:h text:style-name="P5" text:outline-level="1"><text:bookmark-start text:name="__RefHeading___Toc273_1115560840"/>Jour 1 <text:span text:style-name="T7">(présentiel) </text:span>: Etat des lieux <text:bookmark-end text:name="__RefHeading___Toc273_1115560840"/></text:h>
      <text:p text:style-name="P9"/>
      <text:h text:style-name="Heading_20_2" text:outline-level="2"><text:bookmark-start text:name="__RefHeading___Toc9226_1115560840"/>Environnement de développement <text:bookmark-end text:name="__RefHeading___Toc9226_1115560840"/></text:h>
      <text:list xml:id="list1827293160" text:style-name="L1">
        <text:list-item>
          <text:p text:style-name="P10">IDE, plugins</text:p>
        </text:list-item>
        <text:list-item>
          <text:p text:style-name="P10">Outil de build</text:p>
        </text:list-item>
        <text:list-item>
          <text:p text:style-name="P10">Stack technologique, Frameworks</text:p>
        </text:list-item>
        <text:list-item>
          <text:p text:style-name="P10">Pratique des tests unitaire<text:span text:style-name="T1">s</text:span></text:p>
        </text:list-item>
        <text:list-item>
          <text:p text:style-name="P10">Cycle Code/ Deploy / Test</text:p>
        </text:list-item>
      </text:list>
      <text:p text:style-name="P9"/>
      <text:h text:style-name="Heading_20_2" text:outline-level="2"><text:bookmark-start text:name="__RefHeading___Toc9228_1115560840"/>Gestion des sources<text:bookmark-end text:name="__RefHeading___Toc9228_1115560840"/></text:h>
      <text:list xml:id="list2197246680" text:style-name="L2">
        <text:list-item>
          <text:p text:style-name="P11">Dépôt utilisés, branches, </text:p>
        </text:list-item>
        <text:list-item>
          <text:p text:style-name="P11">workflow de collaboration</text:p>
        </text:list-item>
      </text:list>
      <text:p text:style-name="P17"/>
      <text:h text:style-name="Heading_20_2" text:outline-level="2"><text:bookmark-start text:name="__RefHeading___Toc9230_1115560840"/>Pilotage <text:span text:style-name="T13">projet</text:span><text:bookmark-end text:name="__RefHeading___Toc9230_1115560840"/></text:h>
      <text:list xml:id="list2494801559" text:style-name="L3">
        <text:list-item>
          <text:p text:style-name="P18">Planification et Suivi des travaux</text:p>
        </text:list-item>
        <text:list-item>
          <text:p text:style-name="P18">Implication du métier</text:p>
        </text:list-item>
      </text:list>
      <text:p text:style-name="P9"/>
      <text:h text:style-name="Heading_20_2" text:outline-level="2"><text:bookmark-start text:name="__RefHeading___Toc9232_1115560840"/>Qualité :<text:bookmark-end text:name="__RefHeading___Toc9232_1115560840"/></text:h>
      <text:list xml:id="list640026810" text:style-name="L4">
        <text:list-item>
          <text:p text:style-name="P12">Revue de code</text:p>
        </text:list-item>
        <text:list-item>
          <text:p text:style-name="P12">Analyse <text:span text:style-name="T1">statique qualité</text:span></text:p>
        </text:list-item>
        <text:list-item>
          <text:p text:style-name="P19">Analyse de vulnérabilité</text:p>
        </text:list-item>
      </text:list>
      <text:p text:style-name="P9"/>
      <text:h text:style-name="Heading_20_2" text:outline-level="2"><text:bookmark-start text:name="__RefHeading___Toc9234_1115560840"/>Releasing<text:bookmark-end text:name="__RefHeading___Toc9234_1115560840"/></text:h>
      <text:list xml:id="list416435192" text:style-name="L5">
        <text:list-item>
          <text:p text:style-name="P13">Processus de release</text:p>
        </text:list-item>
        <text:list-item>
          <text:p text:style-name="P13">Packagin<text:span text:style-name="T1">g</text:span></text:p>
        </text:list-item>
        <text:list-item>
          <text:p text:style-name="P13">Dépôts d’artefacts </text:p>
        </text:list-item>
      </text:list>
      <text:p text:style-name="P9"/>
      <text:h text:style-name="Heading_20_2" text:outline-level="2"><text:bookmark-start text:name="__RefHeading___Toc9236_1115560840"/>Tests d’intégration<text:bookmark-end text:name="__RefHeading___Toc9236_1115560840"/></text:h>
      <text:list xml:id="list691168698" text:style-name="L6">
        <text:list-item>
          <text:p text:style-name="P14">Environnement d’intégration</text:p>
        </text:list-item>
        <text:list-item>
          <text:p text:style-name="P14">Types de test d’intégration</text:p>
        </text:list-item>
      </text:list>
      <text:p text:style-name="P9"/>
      <text:h text:style-name="Heading_20_2" text:outline-level="2"><text:bookmark-start text:name="__RefHeading___Toc9238_1115560840"/><text:span text:style-name="T13">D</text:span>éploiement<text:bookmark-end text:name="__RefHeading___Toc9238_1115560840"/></text:h>
      <text:list xml:id="list1074631916" text:style-name="L7">
        <text:list-item>
          <text:p text:style-name="P15">Relation avec les gestionnaire <text:s/>d’infra</text:p>
        </text:list-item>
        <text:list-item>
          <text:p text:style-name="P15">Procédure de déploiement</text:p>
        </text:list-item>
        <text:list-item>
          <text:p text:style-name="P23">Gestion des migrations de schéma</text:p>
        </text:list-item>
      </text:list>
      <text:p text:style-name="P9"/>
      <text:h text:style-name="Heading_20_2" text:outline-level="2"><text:bookmark-start text:name="__RefHeading___Toc9240_1115560840"/>Surveillance et observabilité<text:bookmark-end text:name="__RefHeading___Toc9240_1115560840"/></text:h>
      <text:list xml:id="list636497389" text:style-name="L8">
        <text:list-item>
          <text:p text:style-name="P16"><text:span text:style-name="T1">Mécanismes de monitoring</text:span></text:p>
        </text:list-item>
        <text:list-item>
          <text:p text:style-name="P20">Statistiques d’utilisation</text:p>
        </text:list-item>
        <text:list-item>
          <text:p text:style-name="P16"><text:span text:style-name="T1">Feed-back utilisateurs finaux</text:span></text:p>
        </text:list-item>
        <text:list-item>
          <text:p text:style-name="P16"><text:span text:style-name="T1">Gestion des issues</text:span> </text:p>
        </text:list-item>
      </text:list>
      <text:p text:style-name="P17"><text:soft-page-break/></text:p>
      <text:h text:style-name="P8" text:outline-level="2"><text:bookmark-start text:name="__RefHeading___Toc275_1115560840"/>Synthèse<text:bookmark-end text:name="__RefHeading___Toc275_1115560840"/></text:h>
      <text:list xml:id="list1357605144" text:style-name="L9">
        <text:list-item>
          <text:p text:style-name="P25">Document de synthèse </text:p>
        </text:list-item>
        <text:list-item>
          <text:p text:style-name="P25">Identification d’une application BCEAO <text:span text:style-name="T4">typique et objectifs d’évolution : Migration socle 3, micro-service ?</text:span></text:p>
        </text:list-item>
      </text:list>
      <text:p text:style-name="P17"/>
      <text:h text:style-name="Heading_20_1" text:outline-level="1"><text:bookmark-start text:name="__RefHeading___Toc277_1115560840"/>Jour 2,<text:span text:style-name="T7">3,4,</text:span><text:span text:style-name="T17">5</text:span> <text:span text:style-name="T7">(présentiel) </text:span>: Architecture micro-services<text:bookmark-end text:name="__RefHeading___Toc277_1115560840"/></text:h>
      <text:p text:style-name="P22"/>
      <text:h text:style-name="P6" text:outline-level="2"><text:bookmark-start text:name="__RefHeading___Toc281_1115560840"/>Exemple micro-service <text:span text:style-name="T9">SpringBoot3</text:span><text:bookmark-end text:name="__RefHeading___Toc281_1115560840"/></text:h>
      <text:p text:style-name="P36">Objectifs : Présenter les nouveaux starters et des pratiques de développement dans l’environnement SpringBoot 3. Insister sur les problématiques de l’environnement de développement d’un <text:s/>microservice avec dépendances</text:p>
      <text:p text:style-name="P36"/>
      <text:p text:style-name="P28"><text:span text:style-name="T10">L’exemple est </text:span>une architecture micro-service <text:span text:style-name="T10">inspiré de l’existant </text:span>BCEAO <text:span text:style-name="T10">supposé </text:span></text:p>
      <text:p text:style-name="P28"/>
      <text:p text:style-name="P28"><text:span text:style-name="T10">3</text:span> micro-services <text:span text:style-name="T10">font partie de l’architecture :</text:span></text:p>
      <text:list xml:id="list659773715" text:style-name="L14">
        <text:list-item>
          <text:p text:style-name="P37"><text:span text:style-name="T10">Reactive Mongo</text:span></text:p>
        </text:list-item>
        <text:list-item>
          <text:p text:style-name="P37"><text:span text:style-name="T10">Impératif PostgreSQL</text:span></text:p>
        </text:list-item>
        <text:list-item>
          <text:p text:style-name="P37"><text:span text:style-name="T10">Gateway </text:span></text:p>
          <text:p text:style-name="P37"/>
        </text:list-item>
      </text:list>
      <text:p text:style-name="P36">Pour chaque projet, le code source, les tests, le packaging sont commentés. Les stagiaires exécutent le projet sur leur poste </text:p>
      <text:h text:style-name="Heading_20_2" text:outline-level="2"/>
      <text:h text:style-name="P7" text:outline-level="2"><text:bookmark-start text:name="__RefHeading___Toc283_11155608401"/>Design patterns <text:span text:style-name="T11">pour les micro-services</text:span><text:bookmark-end text:name="__RefHeading___Toc283_11155608401"/></text:h>
      <text:p text:style-name="P42">Support classique avec slides et ateliers pédagogiques</text:p>
      <text:h text:style-name="Heading_20_3" text:outline-level="3"><text:bookmark-start text:name="__RefHeading___Toc279_1115560840"/>Introduction <text:span text:style-name="T12">au </text:span><text:span text:style-name="T3">architecture micro-services</text:span><text:bookmark-end text:name="__RefHeading___Toc279_1115560840"/></text:h>
      <text:p text:style-name="P24">Objectifs, <text:span text:style-name="T12">Bénéfices attendus, Contraintes </text:span></text:p>
      <text:p text:style-name="P38">Problématiques et <text:span text:style-name="T4">Design patterns</text:span></text:p>
      <text:p text:style-name="P26">Services transverses : Framework ou Infra</text:p>
      <text:p text:style-name="P26"/>
      <text:h text:style-name="Heading_20_3" text:outline-level="3"><text:bookmark-start text:name="__RefHeading___Toc8924_1115560840"/>Stratégies de décomposition<text:bookmark-end text:name="__RefHeading___Toc8924_1115560840"/></text:h>
      <text:p text:style-name="P43">Business Capacity Pattern </text:p>
      <text:p text:style-name="P43">Subdomain Pattern</text:p>
      <text:p text:style-name="P43">Définition de l’API</text:p>
      <text:h text:style-name="Heading_20_3" text:outline-level="3"><text:bookmark-start text:name="__RefHeading___Toc8926_1115560840"/>Configuration <text:span text:style-name="T7">externalisée et </text:span>centralisée<text:bookmark-end text:name="__RefHeading___Toc8926_1115560840"/></text:h>
      <text:p text:style-name="P39">Solutions</text:p>
      <text:p text:style-name="P39"/>
      <text:h text:style-name="Heading_20_3" text:outline-level="3"><text:bookmark-start text:name="__RefHeading___Toc8928_1115560840"/>Interactions entre services<text:bookmark-end text:name="__RefHeading___Toc8928_1115560840"/></text:h>
      <text:p text:style-name="P26">Introduction</text:p>
      <text:p text:style-name="P26"><text:soft-page-break/><text:span text:style-name="T5">Interactions </text:span>RPC</text:p>
      <text:p text:style-name="P26">Messaging</text:p>
      <text:p text:style-name="P26"/>
      <text:h text:style-name="Heading_20_3" text:outline-level="3"><text:bookmark-start text:name="__RefHeading___Toc8930_1115560840"/>Cohérence des données et transactions<text:bookmark-end text:name="__RefHeading___Toc8930_1115560840"/></text:h>
      <text:p text:style-name="P26">Saga Pattern</text:p>
      <text:p text:style-name="P26"/>
      <text:h text:style-name="Heading_20_3" text:outline-level="3"><text:bookmark-start text:name="__RefHeading___Toc8932_1115560840"/>Logique métier<text:bookmark-end text:name="__RefHeading___Toc8932_1115560840"/></text:h>
      <text:p text:style-name="P26">Transactional Script Pattern</text:p>
      <text:p text:style-name="P26">Patterns orienté objet</text:p>
      <text:p text:style-name="P26">Event Sourcing Pattern</text:p>
      <text:p text:style-name="P26"/>
      <text:h text:style-name="Heading_20_3" text:outline-level="3"><text:bookmark-start text:name="__RefHeading___Toc8934_1115560840"/>Requêtage<text:bookmark-end text:name="__RefHeading___Toc8934_1115560840"/></text:h>
      <text:p text:style-name="P26">API Composition Pattern</text:p>
      <text:p text:style-name="P26">CQRS Pattern</text:p>
      <text:p text:style-name="P26"/>
      <text:h text:style-name="Heading_20_3" text:outline-level="3"><text:bookmark-start text:name="__RefHeading___Toc8936_1115560840"/>API Externe<text:bookmark-end text:name="__RefHeading___Toc8936_1115560840"/></text:h>
      <text:p text:style-name="P26">Gateway Pattern</text:p>
      <text:p text:style-name="P26"/>
      <text:h text:style-name="Heading_20_3" text:outline-level="3"><text:bookmark-start text:name="__RefHeading___Toc8938_1115560840"/>Sécurité <text:bookmark-end text:name="__RefHeading___Toc8938_1115560840"/></text:h>
      <text:list xml:id="list4046398412" text:style-name="L11">
        <text:list-item>
          <text:p text:style-name="P30">Stratégies</text:p>
        </text:list-item>
        <text:list-item>
          <text:p text:style-name="P40">Sécurisation via oAuth2</text:p>
        </text:list-item>
        <text:list-item>
          <text:p text:style-name="P30">Propagation de Jeton</text:p>
        </text:list-item>
        <text:list-item>
          <text:p text:style-name="P30">Client-credentials</text:p>
          <text:p text:style-name="P30"/>
        </text:list-item>
      </text:list>
      <text:p text:style-name="P29"/>
      <text:h text:style-name="Heading_20_3" text:outline-level="3"><text:bookmark-start text:name="__RefHeading___Toc8940_1115560840"/>Observabilité<text:bookmark-end text:name="__RefHeading___Toc8940_1115560840"/></text:h>
      <text:list xml:id="list3598633026" text:style-name="L12">
        <text:list-item>
          <text:p text:style-name="P33">Health</text:p>
        </text:list-item>
        <text:list-item>
          <text:p text:style-name="P33">Métriques</text:p>
        </text:list-item>
        <text:list-item>
          <text:p text:style-name="P33">Tracing</text:p>
        </text:list-item>
      </text:list>
      <text:p text:style-name="P29"/>
      <text:p text:style-name="P27"/>
      <text:h text:style-name="Heading_20_1" text:outline-level="1"><text:bookmark-start text:name="__RefHeading___Toc285_1115560840"/><text:span text:style-name="T17">Fin </text:span>Jour 5 <text:span text:style-name="T7">(présentiel)</text:span><text:bookmark-end text:name="__RefHeading___Toc285_1115560840"/></text:h>
      <text:h text:style-name="Heading_20_2" text:outline-level="2"><text:bookmark-start text:name="__RefHeading___Toc9242_1115560840"/>Identification du POC BCEAO<text:bookmark-end text:name="__RefHeading___Toc9242_1115560840"/></text:h>
      <text:h text:style-name="Heading_20_2" text:outline-level="2"><text:bookmark-start text:name="__RefHeading___Toc9278_1115560840"/>Définition de l’architecture <text:span text:style-name="T14">et </text:span>APIs<text:bookmark-end text:name="__RefHeading___Toc9278_1115560840"/></text:h>
      <text:h text:style-name="Heading_20_2" text:outline-level="2"><text:bookmark-start text:name="__RefHeading___Toc9248_1115560840"/>Répartition des groupes <text:span text:style-name="T6">projet</text:span><text:bookmark-end text:name="__RefHeading___Toc9248_1115560840"/></text:h>
      <text:p text:style-name="P31"/>
      <text:p text:style-name="P31"/>
      <text:h text:style-name="Heading_20_1" text:outline-level="1"><text:bookmark-start text:name="__RefHeading___Toc287_1115560840"/>Jour 6 et 7 <text:span text:style-name="T15">et 8 à 11: POC</text:span><text:bookmark-end text:name="__RefHeading___Toc287_1115560840"/></text:h>
      <text:p text:style-name="P32">Démarrage de projet, organisation des tâches </text:p>
      <text:p text:style-name="P32"><text:soft-page-break/>Choix des starters</text:p>
      <text:p text:style-name="P32"/>
      <text:h text:style-name="Heading_20_1" text:outline-level="1" text:is-list-header="true"><text:bookmark-start text:name="__RefHeading___Toc289_1115560840"/><text:bookmark-end text:name="__RefHeading___Toc289_1115560840"/></text:h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4:38:08.203347384</meta:creation-date>
    <dc:date>2024-02-19T09:48:40.231635402</dc:date>
    <meta:editing-duration>P4DT5H58M30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5" meta:paragraph-count="127" meta:word-count="518" meta:character-count="3457" meta:non-whitespace-character-count="3091"/>
  </office:meta>
</office:document-meta>
</file>